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30" style:family="paragraph" style:parent-style-name="Standard">
      <style:paragraph-properties style:line-height-at-least="0.503cm"/>
      <style:text-properties fo:color="#cccccc" fo:background-color="#1f1f1f"/>
    </style:style>
    <style:style style:name="P31" style:family="paragraph" style:parent-style-name="Standard">
      <style:paragraph-properties style:line-height-at-least="0.503cm"/>
    </style:style>
    <style:style style:name="P32"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7349450890340093359"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1"><text:span text:style-name="T3"/></text:p>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5">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32">//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32">//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1"><text:span text:style-name="T3"/></text:p>
      <text:p text:style-name="P1"><text:span text:style-name="T3">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span></text:p>
      <text:p text:style-name="P1"><text:span text:style-name="T3"/></text:p>
      <text:p text:style-name="P1"><text:span text:style-name="T3">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span></text:p>
      <text:p text:style-name="P1"><text:span text:style-name="T2">Refs should not be set by render logic or be used by JSX for rendering (ie change within useEffect or simple functions)</text:span></text:p>
      <text:p text:style-name="P1"><draw:frame draw:style-name="fr5" draw:name="graphics12" text:anchor-type="paragraph" svg:width="16.999cm" svg:height="9.583cm" draw:z-index="11"><draw:image xlink:href="Pictures/100002010000069C000003BAA837A175.png" xlink:type="simple" xlink:show="embed" xlink:actuate="onLoad"/></draw:frame><text:soft-page-break/><text:span text:style-name="T3"/></text:p>
      <text:p text:style-name="P1"><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5H12M55S</meta:editing-duration>
    <meta:editing-cycles>78</meta:editing-cycles>
    <meta:generator>OpenOffice/4.1.13$Win32 OpenOffice.org_project/4113m1$Build-9810</meta:generator>
    <dc:date>2024-10-21T17:34:59.73</dc:date>
    <dc:creator>Giles Webberley</dc:creator>
    <meta:document-statistic meta:table-count="0" meta:image-count="12" meta:object-count="0" meta:page-count="20" meta:paragraph-count="366" meta:word-count="5037" meta:character-count="30595"/>
    <meta:user-defined meta:name="Info 1"/>
    <meta:user-defined meta:name="Info 2"/>
    <meta:user-defined meta:name="Info 3"/>
    <meta:user-defined meta:name="Info 4"/>
  </office:meta>
</office:document-meta>
</file>